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6dcc1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officeooo:paragraph-rsid="00469e73"/>
    </style:style>
    <style:style style:name="P120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4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51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52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5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6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66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67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68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70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71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74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75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76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77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78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86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officeooo:rsid="0046e4b3"/>
    </style:style>
    <style:style style:name="T53" style:family="text">
      <style:text-properties officeooo:rsid="00486edb"/>
    </style:style>
    <style:style style:name="T54" style:family="text">
      <style:text-properties officeooo:rsid="004a7bfc"/>
    </style:style>
    <style:style style:name="T55" style:family="text">
      <style:text-properties officeooo:rsid="004b7e53"/>
    </style:style>
    <style:style style:name="T56" style:family="text">
      <style:text-properties officeooo:rsid="005039e1"/>
    </style:style>
    <style:style style:name="T57" style:family="text">
      <style:text-properties officeooo:rsid="00527044"/>
    </style:style>
    <style:style style:name="T58" style:family="text">
      <style:text-properties officeooo:rsid="0054517a"/>
    </style:style>
    <style:style style:name="T59" style:family="text">
      <style:text-properties officeooo:rsid="00546cea"/>
    </style:style>
    <style:style style:name="T60" style:family="text">
      <style:text-properties officeooo:rsid="0055bf67"/>
    </style:style>
    <style:style style:name="T61" style:family="text">
      <style:text-properties officeooo:rsid="004c20d1"/>
    </style:style>
    <style:style style:name="T62" style:family="text">
      <style:text-properties officeooo:rsid="00591212"/>
    </style:style>
    <style:style style:name="T63" style:family="text">
      <style:text-properties officeooo:rsid="005b1080"/>
    </style:style>
    <style:style style:name="T64" style:family="text">
      <style:text-properties officeooo:rsid="005c2d08"/>
    </style:style>
    <style:style style:name="T65" style:family="text">
      <style:text-properties officeooo:rsid="005f2823"/>
    </style:style>
    <style:style style:name="T66" style:family="text">
      <style:text-properties officeooo:rsid="0059c8de"/>
    </style:style>
    <style:style style:name="T67" style:family="text">
      <style:text-properties officeooo:rsid="00638079"/>
    </style:style>
    <style:style style:name="T68" style:family="text">
      <style:text-properties officeooo:rsid="0066a172"/>
    </style:style>
    <style:style style:name="T69" style:family="text">
      <style:text-properties officeooo:rsid="006ed683"/>
    </style:style>
    <style:style style:name="T70" style:family="text">
      <style:text-properties officeooo:rsid="006dcc14"/>
    </style:style>
    <style:style style:name="T71" style:family="text">
      <style:text-properties officeooo:rsid="00709615"/>
    </style:style>
    <style:style style:name="T72" style:family="text">
      <style:text-properties officeooo:rsid="0071b84a"/>
    </style:style>
    <style:style style:name="T73" style:family="text">
      <style:text-properties officeooo:rsid="007279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5"/>
      <text:p text:style-name="P25">Presentació assignatura</text:p>
      <text:p text:style-name="P35">Comentem web assignatura</text:p>
      <text:p text:style-name="P48">Comentem unitats </text:p>
      <text:list xml:id="list623666239282825889" text:style-name="L1">
        <text:list-item>
          <text:p text:style-name="P151"><text:a xlink:type="simple" xlink:href="https://paulinoposada.github.io/web_e/web_e_2425/documents/apunts/unitat_1_ley_ohm/e_apunts_ud_1_1_gs.pdf">1.1 Circuit elèctric</text:a></text:p>
        </text:list-item>
        <text:list-item>
          <text:p text:style-name="P151"><text:a xlink:type="simple" xlink:href="https://paulinoposada.github.io/web_e/web_e_2425/documents/apunts/unitat_1_ley_ohm/e_apunts_ud_1_2_gs.pdf">1.2 Llei d'ohm</text:a></text:p>
        </text:list-item>
        <text:list-item>
          <text:p text:style-name="P151"><text:a xlink:type="simple" xlink:href="https://paulinoposada.github.io/web_e/web_e_2425/documents/apunts/unitat_2_seguridad/e_apunts_ud_2_1_gs.pdf">2 Seguretat</text:a></text:p>
        </text:list-item>
        <text:list-item>
          <text:p text:style-name="P151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52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5"/>
      <text:p text:style-name="P35"/>
      <text:p text:style-name="P3">Di<text:span text:style-name="T3">jous</text:span><text:tab/><text:tab/><text:tab/><text:tab/>2<text:span text:style-name="T3">6</text:span>/09/2<text:span text:style-name="T1">4</text:span></text:p>
      <text:p text:style-name="P26"/>
      <text:p text:style-name="P36">Comentem </text:p>
      <text:list xml:id="list2839855165863877321" text:style-name="L2">
        <text:list-item>
          <text:p text:style-name="P153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69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53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9"/>
      <text:p text:style-name="P49"/>
      <text:p text:style-name="P4">Di<text:span text:style-name="T5">vendres</text:span><text:tab/><text:tab/><text:tab/>2<text:span text:style-name="T5">7</text:span>/09/2<text:span text:style-name="T1">4</text:span></text:p>
      <text:p text:style-name="P27"/>
      <text:p text:style-name="P37">Comentem </text:p>
      <text:list xml:id="list192159981059915" text:continue-numbering="true" text:style-name="L2">
        <text:list-item>
          <text:p text:style-name="P154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5"/>
      <text:p text:style-name="P55"/>
      <text:p text:style-name="P55"/>
      <text:p text:style-name="P55"/>
      <text:p text:style-name="P55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7"/>
      <text:p text:style-name="P50">Comentem <text:s/></text:p>
      <text:list xml:id="list192159304683499" text:continue-list="list623666239282825889" text:style-name="L1">
        <text:list-item>
          <text:p text:style-name="P155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56">Programa de simulació Cade Simu</text:p>
        </text:list-item>
      </text:list>
      <text:p text:style-name="P37"/>
      <text:p text:style-name="P37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7"/>
      <text:p text:style-name="P37">Comentem </text:p>
      <text:list xml:id="list926852943454325396" text:style-name="L3">
        <text:list-item>
          <text:p text:style-name="P164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70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70">Baixem al taller i comentem connexió font d'alimentació de PC que utilitzarem per les pràctiques de cc.</text:p>
          <text:p text:style-name="P171"><text:s/></text:p>
        </text:list-item>
      </text:list>
      <text:p text:style-name="P50"/>
      <text:p text:style-name="P50"/>
      <text:p text:style-name="P14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7"/>
      <text:p text:style-name="P37">Comentem </text:p>
      <text:list xml:id="list192158473560898" text:continue-numbering="true" text:style-name="L3">
        <text:list-item>
          <text:p text:style-name="P178">Baixem al taller i feim practiques amb circuits pont.</text:p>
        </text:list-item>
      </text:list>
      <text:p text:style-name="P56"/>
      <text:p text:style-name="P56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8"/>
      <text:p text:style-name="P51">Comentem <text:s/></text:p>
      <text:list xml:id="list192159738716363" text:continue-list="list192159304683499" text:style-name="L1">
        <text:list-item>
          <text:p text:style-name="P157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57"/>
        </text:list-item>
      </text:list>
      <text:p text:style-name="P38"/>
      <text:p text:style-name="P38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8"/>
      <text:p text:style-name="P38">Comentem </text:p>
      <text:list xml:id="list6021520616828605093" text:style-name="L4">
        <text:list-item>
          <text:p text:style-name="P179">Comentem pràctica Wheatstone amb dos diodes, corrent per la diagonal en els següents casos: </text:p>
          <text:p text:style-name="P179">cas 1: potenciòmetre a màxima resistència </text:p>
          <text:p text:style-name="P179">cas 2: potenciòmetre a resistència igual a R3</text:p>
          <text:p text:style-name="P179">cas 3: potenciòmetrea a mínima resistència</text:p>
        </text:list-item>
        <text:list-item>
          <text:p text:style-name="P165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79"/>
          <text:p text:style-name="P172"><text:s/></text:p>
        </text:list-item>
      </text:list>
      <text:p text:style-name="P51"/>
      <text:p text:style-name="P51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8"/>
      <text:p text:style-name="P38">Comentem </text:p>
      <text:list xml:id="list192158499524776" text:continue-numbering="true" text:style-name="L4">
        <text:list-item>
          <text:p text:style-name="P165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7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9"/>
      <text:p text:style-name="P52">Comentem <text:s/></text:p>
      <text:list xml:id="list192158947740300" text:continue-list="list192159738716363" text:style-name="L1">
        <text:list-item>
          <text:p text:style-name="P158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58"/>
        </text:list-item>
      </text:list>
      <text:p text:style-name="P39"/>
      <text:p text:style-name="P39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9"/>
      <text:p text:style-name="P39">Comentem </text:p>
      <text:list xml:id="list1308918266502859769" text:style-name="L5">
        <text:list-item>
          <text:p text:style-name="P181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81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80"/>
          <text:p text:style-name="P173"><text:s/></text:p>
        </text:list-item>
      </text:list>
      <text:p text:style-name="P52"/>
      <text:p text:style-name="P52"/>
      <text:p text:style-name="P6"/>
      <text:p text:style-name="P145">Di<text:span text:style-name="T5">vendres</text:span><text:tab/><text:tab/><text:tab/><text:span text:style-name="T8">18</text:span>/<text:span text:style-name="T6">10</text:span>/2<text:span text:style-name="T1">4</text:span></text:p>
      <text:p text:style-name="P29"/>
      <text:p text:style-name="P39">Comentem </text:p>
      <text:list xml:id="list192159185311000" text:continue-numbering="true" text:style-name="L5">
        <text:list-item>
          <text:p text:style-name="P184">Comentem <text:a xlink:type="simple" xlink:href="https://paulinoposada.github.io/web_e/web_e_2425/documents/ta.pdf">tasca 5</text:a>.</text:p>
        </text:list-item>
        <text:list-item>
          <text:p text:style-name="P182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0"/>
      <text:p text:style-name="P6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0"/>
      <text:p text:style-name="P53">Comentem <text:s/></text:p>
      <text:list xml:id="list192158976551266" text:continue-list="list192158947740300" text:style-name="L1">
        <text:list-item>
          <text:p text:style-name="P183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59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59"/>
        </text:list-item>
      </text:list>
      <text:p text:style-name="P40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0"/>
      <text:list xml:id="list4878001956945024940" text:style-name="L6">
        <text:list-item>
          <text:p text:style-name="P16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74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19"><text:span text:style-name="T21">Comencem a comentar apartat 1.2 </text:span><text:span text:style-name="T50">La derivada y ejemplos de tensiones variables </text:span><text:span text:style-name="T51">(fins pàg. 13)</text:span></text:p>
      <text:p text:style-name="P121">Comentem exercici 1.2-1</text:p>
      <text:p text:style-name="P120"/>
      <text:p text:style-name="P120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1"/>
      <text:p text:style-name="P54">Comentem <text:s/></text:p>
      <text:list xml:id="list192158827673470" text:continue-list="list192158976551266" text:style-name="L1">
        <text:list-item>
          <text:p text:style-name="P185">Treball autònom 9</text:p>
        </text:list-item>
        <text:list-item>
          <text:p text:style-name="P186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60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60"/>
        </text:list-item>
      </text:list>
      <text:p text:style-name="P41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1"/>
      <text:p text:style-name="P61">Lliure triat pel centre</text:p>
      <text:list xml:id="list5700299636409605130" text:style-name="L7">
        <text:list-header>
          <text:p text:style-name="P175"><text:s/></text:p>
        </text:list-header>
      </text:list>
      <text:p text:style-name="P9">Di<text:span text:style-name="T5">vendres</text:span><text:tab/><text:tab/><text:tab/><text:span text:style-name="T52">01</text:span>/<text:span text:style-name="T6">11</text:span>/2<text:span text:style-name="T1">4</text:span></text:p>
      <text:p text:style-name="P9"/>
      <text:p text:style-name="P61">Tots Sants</text:p>
      <text:p text:style-name="P9"/>
      <text:p text:style-name="P123"/>
      <text:p text:style-name="P123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2"/>
      <text:p text:style-name="P62"><text:a xlink:type="simple" xlink:href="https://paulinoposada.github.io/web_e/web_e_2425/documents/examens/241106_ome_map33a_examen_sol.pdf">Examen</text:a></text:p>
      <text:list xml:id="list192159394000270" text:continue-list="list192158827673470" text:style-name="L1">
        <text:list-header>
          <text:p text:style-name="P161"/>
        </text:list-header>
      </text:list>
      <text:p text:style-name="P42"/>
      <text:p text:style-name="P10"/>
      <text:p text:style-name="P146">Di<text:span text:style-name="T3">jous</text:span><text:tab/><text:tab/><text:tab/><text:tab/><text:span text:style-name="T53">07</text:span>/<text:span text:style-name="T6">11</text:span>/2<text:span text:style-name="T1">4</text:span></text:p>
      <text:p text:style-name="P42"/>
      <text:list xml:id="list6999647820567260196" text:style-name="L8">
        <text:list-item>
          <text:p text:style-name="P167"><text:span text:style-name="T53">Comentem solució de l'</text:span><text:a xlink:type="simple" xlink:href="https://paulinoposada.github.io/web_e/web_e_2425/documents/examens/241106_ome_map33a_examen_sol.pdf"><text:span text:style-name="T53">examen</text:span></text:a><text:span text:style-name="T53">.</text:span></text:p>
          <text:p text:style-name="P176"><text:s/></text:p>
        </text:list-item>
      </text:list>
      <text:p text:style-name="P10"/>
      <text:p text:style-name="P10">Di<text:span text:style-name="T5">vendres</text:span><text:tab/><text:tab/><text:tab/><text:span text:style-name="T53">08</text:span>/<text:span text:style-name="T6">11</text:span>/2<text:span text:style-name="T1">4</text:span></text:p>
      <text:p text:style-name="P10"/>
      <text:p text:style-name="P123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24"/>
      <text:p text:style-name="P124"/>
      <text:p text:style-name="P124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33"/>
      <text:p text:style-name="P64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92158928736202" text:continue-list="list192159394000270" text:style-name="L1">
        <text:list-header>
          <text:p text:style-name="P162"/>
        </text:list-header>
      </text:list>
      <text:p text:style-name="P43"/>
      <text:p text:style-name="P11">Di<text:span text:style-name="T3">jous</text:span><text:tab/><text:tab/><text:tab/><text:tab/><text:span text:style-name="T54">14</text:span>/<text:span text:style-name="T6">11</text:span>/2<text:span text:style-name="T1">4</text:span></text:p>
      <text:p text:style-name="P63"/>
      <text:p text:style-name="P63"><text:span text:style-name="T55">Comentat treball </text:span><text:a xlink:type="simple" xlink:href="https://paulinoposada.github.io/web_e/web_e_2425/documents/ta/ta_09.pdf"><text:span text:style-name="T55">autonom 9</text:span></text:a><text:span text:style-name="T55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6">Terminat de comentar l'apartat 1.3 Capacidad de un condensador. </text:p>
      <text:p text:style-name="P67">Comentat apartat 1.4 Conexión serie/paralelo de condensadores</text:p>
      <text:p text:style-name="P68">Comentat apartat 1.5 Condensadores en la práctica</text:p>
      <text:p text:style-name="P68">Començat a comentar l'exercici 1.4-3 pàg. 36</text:p>
      <text:p text:style-name="P67"/>
      <text:list xml:id="list5580885960807413517" text:style-name="L9">
        <text:list-header>
          <text:p text:style-name="P168"/>
          <text:p text:style-name="P177"><text:s/></text:p>
        </text:list-header>
      </text:list>
      <text:p text:style-name="P11">Di<text:span text:style-name="T5">vendres</text:span><text:tab/><text:tab/><text:tab/><text:span text:style-name="T54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2">Comentat exercici <text:span text:style-name="T56">l'exercici 1.4-3 pàg. 36 </text:span>i treball <text:a xlink:type="simple" xlink:href="https://paulinoposada.github.io/web_e/web_e_2425/documents/ta/ta_11.pdf">autònom 11</text:a>.</text:p>
      <text:p text:style-name="P72"/>
      <text:p text:style-name="P72"/>
      <text:p text:style-name="P125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34"/>
      <text:p text:style-name="P77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7"/>
      <text:p text:style-name="P77">Començat amb <text:a xlink:type="simple" xlink:href="https://paulinoposada.github.io/web_e/web_e_2425/documents/apunts/unitat_6_magnetisme/e_apunts_ud_6_gs.pdf">unitat 6</text:a>.</text:p>
      <text:p text:style-name="P77">Comentat apartat 1.1 Imanes permanentes.</text:p>
      <text:p text:style-name="P78">Comentat apartat 1.<text:span text:style-name="T58">2</text:span> <text:span text:style-name="T58">Electromagnetismo</text:span>.</text:p>
      <text:p text:style-name="P65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92159922316655" text:continue-list="list192158928736202" text:style-name="L1">
        <text:list-header>
          <text:p text:style-name="P163"/>
        </text:list-header>
      </text:list>
      <text:p text:style-name="P44"/>
      <text:p text:style-name="P14">Di<text:span text:style-name="T3">jous</text:span><text:tab/><text:tab/><text:tab/><text:tab/><text:span text:style-name="T57">21</text:span>/<text:span text:style-name="T6">11</text:span>/2<text:span text:style-name="T1">4</text:span></text:p>
      <text:p text:style-name="P79"/>
      <text:p text:style-name="P79">Co<text:span text:style-name="T59">ntinuat</text:span> amb <text:a xlink:type="simple" xlink:href="https://paulinoposada.github.io/web_e/web_e_2425/documents/apunts/unitat_6_magnetisme/e_apunts_ud_6_gs.pdf">unitat 6</text:a>.</text:p>
      <text:p text:style-name="P89">Comentat apartat 1.4 Permeabilidad y saturación</text:p>
      <text:p text:style-name="P14"/>
      <text:p text:style-name="P14"/>
      <text:p text:style-name="P14"/>
      <text:p text:style-name="P147">Di<text:span text:style-name="T5">vendres</text:span><text:tab/><text:tab/><text:tab/><text:span text:style-name="T57">22</text:span>/<text:span text:style-name="T6">11</text:span>/2<text:span text:style-name="T1">4</text:span></text:p>
      <text:p text:style-name="P79"/>
      <text:p text:style-name="P79">Co<text:span text:style-name="T59">ntinuat</text:span> amb <text:a xlink:type="simple" xlink:href="https://paulinoposada.github.io/web_e/web_e_2425/documents/apunts/unitat_6_magnetisme/e_apunts_ud_6_gs.pdf">unitat 6</text:a>.</text:p>
      <text:p text:style-name="P89">Comentat apartat 1.4 Permeabilidad y saturación</text:p>
      <text:p text:style-name="P15"/>
      <text:p text:style-name="P73"/>
      <text:p text:style-name="P126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89"/>
      <text:p text:style-name="P89">Preparació examen.</text:p>
      <text:p text:style-name="P58"/>
      <text:p text:style-name="P45"/>
      <text:p text:style-name="P15">Di<text:span text:style-name="T3">jous</text:span><text:tab/><text:tab/><text:tab/><text:tab/><text:span text:style-name="T57">28</text:span>/<text:span text:style-name="T6">11</text:span>/2<text:span text:style-name="T1">4</text:span></text:p>
      <text:p text:style-name="P89"/>
      <text:p text:style-name="P89">Examen</text:p>
      <text:p text:style-name="P69"/>
      <text:p text:style-name="P86"/>
      <text:p text:style-name="P86"/>
      <text:p text:style-name="P15">Di<text:span text:style-name="T5">vendres</text:span><text:tab/><text:tab/><text:tab/><text:span text:style-name="T57">22</text:span>/<text:span text:style-name="T6">11</text:span>/2<text:span text:style-name="T1">4</text:span></text:p>
      <text:p text:style-name="P74"/>
      <text:p text:style-name="P95">Comentem <text:a xlink:type="simple" xlink:href="https://paulinoposada.github.io/web_e/web_e_2425/documents/examens/241128_ome_map33a_examen_sol.pdf">solució examen</text:a></text:p>
      <text:p text:style-name="P73"/>
      <text:p text:style-name="P127"/>
      <text:p text:style-name="P127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0"/>
      <text:p text:style-name="P80">Co<text:span text:style-name="T59">ntinuat</text:span> amb <text:a xlink:type="simple" xlink:href="https://paulinoposada.github.io/web_e/web_e_2425/documents/apunts/unitat_6_magnetisme/e_apunts_ud_6_gs.pdf">unitat 6</text:a>.</text:p>
      <text:p text:style-name="P96">Comentem apartat 1.5 Inducción electromagnética</text:p>
      <text:p text:style-name="P96">Comentem apartat 1.6 Inducción mutua</text:p>
      <text:p text:style-name="P96">Comentem els exercicis 1.12-6 i 7</text:p>
      <text:p text:style-name="P59"/>
      <text:p text:style-name="P46"/>
      <text:p text:style-name="P16">Di<text:span text:style-name="T3">jous</text:span><text:tab/><text:tab/><text:tab/><text:tab/><text:span text:style-name="T60">05</text:span>/<text:span text:style-name="T6">12</text:span>/2<text:span text:style-name="T1">4</text:span></text:p>
      <text:p text:style-name="P90"/>
      <text:p text:style-name="P97">Baixem al taller, continuem amb la <text:a xlink:type="simple" xlink:href="https://paulinoposada.github.io/web_e/web_e_2425/documents/practiques/practica_condensador.pdf"><text:span text:style-name="T61">pràctica condensador</text:span></text:a><text:span text:style-name="T61">.</text:span> </text:p>
      <text:p text:style-name="P70"/>
      <text:p text:style-name="P87"/>
      <text:p text:style-name="P87"/>
      <text:p text:style-name="P16">Di<text:span text:style-name="T5">vendres</text:span><text:tab/><text:tab/><text:tab/><text:span text:style-name="T60">06</text:span>/<text:span text:style-name="T6">12</text:span>/2<text:span text:style-name="T1">4</text:span></text:p>
      <text:p text:style-name="P75"/>
      <text:p text:style-name="P97">Festiu</text:p>
      <text:p text:style-name="P128"/>
      <text:p text:style-name="P128"/>
      <text:p text:style-name="P128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1"/>
      <text:p text:style-name="P98">Baixa</text:p>
      <text:p text:style-name="P47"/>
      <text:p text:style-name="P17"/>
      <text:p text:style-name="P17">Di<text:span text:style-name="T3">jous</text:span><text:tab/><text:tab/><text:tab/><text:tab/><text:span text:style-name="T62">12</text:span>/<text:span text:style-name="T6">12</text:span>/2<text:span text:style-name="T1">4</text:span></text:p>
      <text:p text:style-name="P91"/>
      <text:p text:style-name="P98">Baixa</text:p>
      <text:p text:style-name="P71"/>
      <text:p text:style-name="P88"/>
      <text:p text:style-name="P17"/>
      <text:p text:style-name="P148">Di<text:span text:style-name="T5">vendres</text:span><text:tab/><text:tab/><text:tab/><text:span text:style-name="T62">13</text:span>/<text:span text:style-name="T6">12</text:span>/2<text:span text:style-name="T1">4</text:span></text:p>
      <text:p text:style-name="P76"/>
      <text:p text:style-name="P98">Baixa</text:p>
      <text:p text:style-name="P76"/>
      <text:p text:style-name="P76"/>
      <text:p text:style-name="P128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1"/>
      <text:p text:style-name="P98">Comentem dubtes examen.</text:p>
      <text:p text:style-name="P81">Co<text:span text:style-name="T59">ntinuat</text:span> amb <text:a xlink:type="simple" xlink:href="https://paulinoposada.github.io/web_e/web_e_2425/documents/apunts/unitat_6_magnetisme/e_apunts_ud_6_gs.pdf">unitat 6</text:a>.</text:p>
      <text:p text:style-name="P98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2">19</text:span>/<text:span text:style-name="T6">12</text:span>/2<text:span text:style-name="T1">4</text:span></text:p>
      <text:p text:style-name="P91"/>
      <text:p text:style-name="P98">Examen</text:p>
      <text:p text:style-name="P71"/>
      <text:p text:style-name="P88"/>
      <text:p text:style-name="P129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1">Repassem <text:a xlink:type="simple" xlink:href="https://paulinoposada.github.io/web_e/web_e_2425/documents/apunts/unitat_6_magnetisme/e_apunts_ud_6_gs.pdf"><text:span text:style-name="T57">unitat 6</text:span></text:a>.</text:p>
      <text:p text:style-name="P100">Comentem apartat 1.7 Inductores i inductancia</text:p>
      <text:p text:style-name="P92"/>
      <text:p text:style-name="P99"/>
      <text:p text:style-name="P130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1"/>
      <text:p text:style-name="P82">Co<text:span text:style-name="T59">ntinuat</text:span> amb <text:a xlink:type="simple" xlink:href="https://paulinoposada.github.io/web_e/web_e_2425/documents/apunts/unitat_6_magnetisme/e_apunts_ud_6_gs.pdf">unitat 6</text:a>.</text:p>
      <text:p text:style-name="P101">Comentem apartat 1.<text:span text:style-name="T63">8</text:span> <text:span text:style-name="T63">Càlcul d'inductors.</text:span></text:p>
      <text:p text:style-name="P93"/>
      <text:p text:style-name="P131"/>
      <text:p text:style-name="P131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2"/>
      <text:p text:style-name="P83">Co<text:span text:style-name="T59">ntinuat</text:span> amb <text:a xlink:type="simple" xlink:href="https://paulinoposada.github.io/web_e/web_e_2425/documents/apunts/unitat_6_magnetisme/e_apunts_ud_6_gs.pdf">unitat 6</text:a>.</text:p>
      <text:p text:style-name="P102">Comentem apartat<text:span text:style-name="T64">s</text:span> 1.<text:span text:style-name="T64">9</text:span> <text:span text:style-name="T64">Factors que influeixen en l'inductància, 1.10 Inductors en sèrie i paral·lel i 1.11 Inductors en la pràctica.</text:span></text:p>
      <text:p text:style-name="P102"/>
      <text:p text:style-name="P94"/>
      <text:p text:style-name="P132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4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4"/>
      <text:p text:style-name="P21"/>
      <text:p text:style-name="P21">Dijous <text:tab/><text:tab/><text:tab/>16/01/25</text:p>
      <text:p text:style-name="P21"/>
      <text:p text:style-name="P84">Co<text:span text:style-name="T59">ntinuat</text:span> amb <text:a xlink:type="simple" xlink:href="https://paulinoposada.github.io/web_e/web_e_2425/documents/apunts/unitat_6_magnetisme/e_apunts_ud_6_gs.pdf">unitat 6</text:a>.</text:p>
      <text:p text:style-name="P105">Comentem el<text:span text:style-name="T65">s</text:span> exercicis 1.12-1 a 1<text:span text:style-name="T65">2</text:span></text:p>
      <text:p text:style-name="P21"/>
      <text:p text:style-name="P21"/>
      <text:p text:style-name="P22"/>
      <text:p text:style-name="P149">Di<text:span text:style-name="T65">vendres</text:span> <text:tab/><text:tab/><text:tab/>1<text:span text:style-name="T65">7</text:span>/01/25</text:p>
      <text:p text:style-name="P22"/>
      <text:p text:style-name="P85"><text:span text:style-name="T65">Acabat</text:span> amb <text:a xlink:type="simple" xlink:href="https://paulinoposada.github.io/web_e/web_e_2425/documents/apunts/unitat_6_magnetisme/e_apunts_ud_6_gs.pdf">unitat 6</text:a>.</text:p>
      <text:p text:style-name="P106">Comen<text:span text:style-name="T65">tem</text:span> l<text:span text:style-name="T65">'</text:span>exercici 1.12-13</text:p>
      <text:p text:style-name="P106"/>
      <text:p text:style-name="P107">Començat amb la <text:a xlink:type="simple" xlink:href="https://paulinoposada.github.io/web_e/web_e_2425/documents/apunts/unitat_7_ca/e_apunts_ud_7_gs.pdf">unitat 7</text:a> - Corrent altern</text:p>
      <text:p text:style-name="P106">Come<text:span text:style-name="T65">nçam a comentar l'apartat 1, teoria bàsica.</text:span></text:p>
      <text:p text:style-name="P107"/>
      <text:p text:style-name="P107"/>
      <text:p text:style-name="P133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33"/>
      <text:p text:style-name="P141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1">Comentat el funcionament del circuit.</text:p>
      <text:p text:style-name="P141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5">Baixat al taller. Comencen a muntar la pràctica motor 2, els grups 1 i 2</text:p>
      <text:p text:style-name="P134"/>
      <text:p text:style-name="P134"/>
      <text:p text:style-name="P134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34"/>
      <text:p text:style-name="P108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2"><text:span text:style-name="T67">Terminem de c</text:span>oment<text:span text:style-name="T67">ar</text:span> <text:span text:style-name="T67">l'</text:span>apartat <text:span text:style-name="T67">1 Corrient altern (ca, AC), teoria bàsica.</text:span> </text:p>
      <text:p text:style-name="P107"/>
      <text:p text:style-name="P107"/>
      <text:p text:style-name="P107"/>
      <text:p text:style-name="P135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35"/>
      <text:p text:style-name="P109"><text:span text:style-name="T68">Repassat els exercicis 1.12-14 i 1.12-15 de la </text:span><text:a xlink:type="simple" xlink:href="https://paulinoposada.github.io/web_e/web_e_2425/documents/apunts/unitat_6_magnetisme/e_apunts_ud_6_gs.pdf"><text:span text:style-name="T68">unitat 6</text:span></text:a><text:span text:style-name="T68">.</text:span></text:p>
      <text:p text:style-name="P113"/>
      <text:p text:style-name="P113"/>
      <text:p text:style-name="P136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36"/>
      <text:p text:style-name="P142"><text:span text:style-name="T38">C</text:span><text:span text:style-name="T27">omentem dubtes relatius a l'examen de demà.</text:span></text:p>
      <text:p text:style-name="P18"/>
      <text:p text:style-name="P18"/>
      <text:p text:style-name="P137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3"/>
      <text:p text:style-name="P143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16">Comentem la solució de l'examen.</text:p>
      <text:p text:style-name="P116"/>
      <text:p text:style-name="P116"/>
      <text:p text:style-name="P138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38"/>
      <text:p text:style-name="P140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38"/>
      <text:p text:style-name="P138"/>
      <text:p text:style-name="P139"/>
      <text:p text:style-name="P150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39"/>
      <text:p text:style-name="P110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4"/>
      <text:p text:style-name="P117">Comentem apartat 1.1 Corriente alterna monofásica </text:p>
      <text:p text:style-name="P117">Comentem apartat 1.1.1 Esquema de principio de un generador de corriente continua</text:p>
      <text:p text:style-name="P114"><text:span text:style-name="T69">Comentem apartat 1.1.2 Inducción de corriente al mover un conductor dentro de un campo magnético</text:span> </text:p>
      <text:p text:style-name="P117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1">vendres</text:span><text:tab/><text:tab/><text:tab/><text:span text:style-name="T70">07</text:span>/<text:span text:style-name="T66">02</text:span>/2<text:span text:style-name="T66">5</text:span></text:p>
      <text:p text:style-name="P114"/>
      <text:p text:style-name="P118">Pràctica <text:span text:style-name="T70"><text:s/></text:span><text:a xlink:type="simple" xlink:href="https://paulinoposada.github.io/web_e/web_e_2425/documents/apunts/arduino/e_apunts_arduino.pdf"><text:span text:style-name="T70">Arduino</text:span></text:a><text:span text:style-name="T70">.</text:span></text:p>
      <text:p text:style-name="P24"><text:span text:style-name="T18">Feim </text:span><text:span text:style-name="T19">l'exercici 1</text:span><text:span text:style-name="T18"> </text:span></text:p>
      <text:p text:style-name="P122">Crea un sketch que encienda secuencialmente 3 LEDs, con una pausa de 1 segundo entre el encendido y apagado. Dibuja el esquema de montaje de los 3 LEDs. </text:p>
      <text:p text:style-name="P187"/>
      <text:p text:style-name="P187"/>
      <text:p text:style-name="P191"><text:span text:style-name="T72">D</text:span>i<text:span text:style-name="T72">mecres</text:span><text:tab/><text:tab/><text:tab/><text:span text:style-name="T72">12</text:span>/<text:span text:style-name="T66">02</text:span>/2<text:span text:style-name="T66">5</text:span></text:p>
      <text:p text:style-name="P191"/>
      <text:p text:style-name="P188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3">magnetisme 1</text:span></text:a> </text:p>
      <text:p text:style-name="P188"/>
      <text:p text:style-name="P188"/>
      <text:p text:style-name="P191"><text:span text:style-name="T72">D</text:span>i<text:span text:style-name="T72">jous</text:span><text:tab/><text:tab/><text:tab/><text:tab/><text:span text:style-name="T72">13</text:span>/<text:span text:style-name="T66">02</text:span>/2<text:span text:style-name="T66">5</text:span></text:p>
      <text:p text:style-name="P191"/>
      <text:p text:style-name="P189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89"/>
      <text:p text:style-name="P190">Comentem <text:span text:style-name="T72">exercicis 1.1.5-1 a 4.</text:span></text:p>
      <text:p text:style-name="P188"/>
      <text:p text:style-name="P188"/>
      <text:p text:style-name="P139"/>
      <text:p text:style-name="P10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13T19:21:58.072888010</dc:date>
    <meta:editing-duration>PT5H57M</meta:editing-duration>
    <meta:editing-cycles>107</meta:editing-cycles>
    <meta:document-statistic meta:table-count="0" meta:image-count="0" meta:object-count="0" meta:page-count="8" meta:paragraph-count="199" meta:word-count="961" meta:character-count="6325" meta:non-whitespace-character-count="5425"/>
  </office:meta>
</office:document-meta>
</file>